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svg:font-family="Alban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YourLangID]</text:p>
          </table:table-cell>
          <table:table-cell office:value-type="string">
            <text:p>Contien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YourLangID]</text:p>
          </table:table-cell>
          <table:table-cell office:value-type="string">
            <text:p>Ne contient pa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YourLangID]</text:p>
          </table:table-cell>
          <table:table-cell office:value-type="string">
            <text:p>Commenc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YourLangID]</text:p>
          </table:table-cell>
          <table:table-cell office:value-type="string">
            <text:p>Termin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YourLangID]</text:p>
          </table:table-cell>
          <table:table-cell office:value-type="string">
            <text:p>Contien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YourLangID]</text:p>
          </table:table-cell>
          <table:table-cell office:value-type="string">
            <text:p>Ne contient pa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YourLangID]</text:p>
          </table:table-cell>
          <table:table-cell office:value-type="string">
            <text:p>Commenc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YourLangID]</text:p>
          </table:table-cell>
          <table:table-cell office:value-type="string">
            <text:p>Termin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YourLangID]</text:p>
          </table:table-cell>
          <table:table-cell office:value-type="string">
            <text:p>Contien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YourLangID]</text:p>
          </table:table-cell>
          <table:table-cell office:value-type="string">
            <text:p>Ne contient pa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YourLangID]</text:p>
          </table:table-cell>
          <table:table-cell office:value-type="string">
            <text:p>Commenc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YourLangID]</text:p>
          </table:table-cell>
          <table:table-cell office:value-type="string">
            <text:p>Termin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YourLangID]</text:p>
          </table:table-cell>
          <table:table-cell office:value-type="string">
            <text:p>J~egyzet beszúrás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YourLangID]</text:p>
          </table:table-cell>
          <table:table-cell office:value-type="string">
            <text:p>Termés~zetes rendezési sorrend</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YourLangID]</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YourLangID]</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YourLangID]</text:p>
          </table:table-cell>
          <table:table-cell office:value-type="string">
            <text:p>Enable natural sor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YourLangID]</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YourLangID]</text:p>
          </table:table-cell>
          <table:table-cell office:value-type="string">
            <text:p>Accessoir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YourLangID]</text:p>
          </table:table-cell>
          <table:table-cell office:value-type="string">
            <text:p>Compléments utiles pour %PRODUCTNAME, notamment un choix de Galeries, Modèles, Documents exemples et Polices de caractèr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YourLangID]</text:p>
          </table:table-cell>
          <table:table-cell office:value-type="string">
            <text:p>Galeri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YourLangID]</text:p>
          </table:table-cell>
          <table:table-cell office:value-type="string">
            <text:p>La Gallerie %PRODUCTNAME contient plus de 2900 éléments dans diverses catég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YourLangID]</text:p>
          </table:table-cell>
          <table:table-cell office:value-type="string">
            <text:p>Modèl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YourLangID]</text:p>
          </table:table-cell>
          <table:table-cell office:value-type="string">
            <text:p>Créez des documents professionnels en quelques secondes grâce aux modèles fourni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YourLangID]</text:p>
          </table:table-cell>
          <table:table-cell office:value-type="string">
            <text:p>Exemples d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YourLangID]</text:p>
          </table:table-cell>
          <table:table-cell office:value-type="string">
            <text:p>Les exemples de documents sont idéaux pour l'apprentissag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YourLangID]</text:p>
          </table:table-cell>
          <table:table-cell office:value-type="string">
            <text:p>Modes d'emplo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YourLangID]</text:p>
          </table:table-cell>
          <table:table-cell office:value-type="string">
            <text:p>Modes d'emploi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YourLangID]</text:p>
          </table:table-cell>
          <table:table-cell office:value-type="string">
            <text:p>Publicité.</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YourLangID]</text:p>
          </table:table-cell>
          <table:table-cell office:value-type="string">
            <text:p>Elements pour la promotion de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YourLangID]</text:p>
          </table:table-cell>
          <table:table-cell office:value-type="string">
            <text:p>Polices de caractèr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YourLangID]</text:p>
          </table:table-cell>
          <table:table-cell office:value-type="string">
            <text:p>Polices de caractère supplémentaires pour %PRODUCTNAME et autres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YourLangID]</text:p>
          </table:table-cell>
          <table:table-cell office:value-type="string">
            <text:p>Importation SVG</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YourLangID]</text:p>
          </table:table-cell>
          <table:table-cell office:value-type="string">
            <text:p>Supporte l'importation SVG</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Mode d'emploi</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YourLangID]</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svg:font-family="Alban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17">2007.09.17</text:date>, <text:time>12:07:05</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Oo-dev/2.3$Win32 OpenOffice.org_project/680m225$Build-9196</meta:generator>
    <meta:creation-date>2007-06-20T13:26:23</meta:creation-date>
    <dc:date>2007-09-17T12:07:05</dc:date>
    <meta:editing-cycles>2</meta:editing-cycles>
    <meta:editing-duration>PT19S</meta:editing-duration>
    <meta:user-defined meta:name="Info 1"/>
    <meta:user-defined meta:name="Info 2"/>
    <meta:user-defined meta:name="Info 3"/>
    <meta:user-defined meta:name="Info 4"/>
    <meta:document-statistic meta:table-count="1" meta:cell-count="684"/>
  </office:meta>
</office:document-meta>
</file>